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Regular" svg:font-family="LatoRegular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Heading_20_1">
      <style:text-properties style:font-name="Liberation Sans" fo:font-size="18.2000007629395pt" fo:font-weight="bold" officeooo:rsid="00223b18" officeooo:paragraph-rsid="00223b1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" style:family="paragraph" style:parent-style-name="Text_20_body" style:list-style-name="L7"/>
    <style:style style:name="P3" style:family="paragraph" style:parent-style-name="Text_20_body">
      <style:text-properties officeooo:rsid="00223b18" officeooo:paragraph-rsid="00223b18"/>
    </style:style>
    <style:style style:name="P4" style:family="paragraph" style:parent-style-name="Text_20_body">
      <style:text-properties officeooo:rsid="00223b18" officeooo:paragraph-rsid="002420fb"/>
    </style:style>
    <style:style style:name="P5" style:family="paragraph" style:parent-style-name="Text_20_body">
      <style:text-properties officeooo:rsid="002420fb" officeooo:paragraph-rsid="002420fb"/>
    </style:style>
    <style:style style:name="T1" style:family="text">
      <style:text-properties officeooo:rsid="001136fb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Mikhail Joseph <text:span text:style-name="T1">T. </text:span>Agudo</text:p>
      <text:h text:style-name="P1" text:outline-level="1">Sickness of a Family Member</text:h>
      <text:p text:style-name="Text_20_body"><text:span text:style-name="Strong_20_Emphasis">Your wife suddenly feels sick. She could not stand up due to a headache and dizziness. She needs to lie down and needs assistance when going to the bathroom or when eating. You have just finished a meeting and a task needs to be completed within the day.</text:span></text:p>
      <text:list xml:id="list1202248021" text:style-name="L7">
        <text:list-item>
          <text:p text:style-name="P2"><text:span text:style-name="Strong_20_Emphasis">What would be your plan in this situation?</text:span></text:p>
        </text:list-item>
        <text:list-item>
          <text:p text:style-name="P2"><text:span text:style-name="Strong_20_Emphasis">What would you do if helping your wife means you won't be able to complete all the tasks for the day?</text:span></text:p>
        </text:list-item>
        <text:list-item>
          <text:p text:style-name="P2"><text:span text:style-name="Strong_20_Emphasis">How should you communicate this with your supervisor and with your teammates?</text:span></text:p>
        </text:list-item>
      </text:list>
      <text:p text:style-name="P3">My general plan would be to do as much work as possible while helping her. If it means I won’t be able to finish my tasks, I would still try to do my best for the day. Just for this one situation, I’ll extend perhaps up until midnight.</text:p>
      <text:p text:style-name="P4">I’ll tell my team and the supervisor, through an email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Hi &lt;team name or supervisor&gt;,</text:p>
            <text:p text:style-name="P5">I would like to give a heads-up on my situation today, and what may be for the continuing days. My wife has fallen sick and I do not think I would be able to completely focus on my tasks. I have done my best tonight and have spent additional time to catch up and make sure I finish the tasks.</text:p>
            <text:p text:style-name="P5">Just thought I should let you all know.</text:p>
            <text:p text:style-name="P5">Sincerely,</text:p>
            <text:p text:style-name="P5">Mikhail Agudo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Regular" svg:font-family="LatoRegular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10:41:15.024020675</meta:creation-date>
    <dc:date>2021-03-15T19:27:56.884699108</dc:date>
    <meta:editing-duration>PT8H25M13S</meta:editing-duration>
    <meta:editing-cycles>13</meta:editing-cycles>
    <meta:generator>LibreOffice/6.4.6.2$Linux_X86_64 LibreOffice_project/40$Build-2</meta:generator>
    <meta:document-statistic meta:table-count="1" meta:image-count="0" meta:object-count="0" meta:page-count="1" meta:paragraph-count="13" meta:word-count="235" meta:character-count="1200" meta:non-whitespace-character-count="981"/>
  </office:meta>
</office:document-meta>
</file>